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1000000414DD2676E.jpg"/>
  <manifest:file-entry manifest:media-type="image/jpeg" manifest:full-path="Pictures/100000000000040D0000006E50EB1CC4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auto-grow-height="true" fo:min-height="2.97cm"/>
    </style:style>
    <style:style style:name="pr4" style:family="presentation" style:parent-style-name="Standard-outline1">
      <style:graphic-properties draw:auto-grow-height="true" fo:min-height="13.761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outline1">
      <style:graphic-properties fo:min-height="13.61cm"/>
    </style:style>
    <style:style style:name="pr7" style:family="presentation" style:parent-style-name="Standard-title">
      <style:graphic-properties fo:min-height="2.033cm"/>
    </style:style>
    <style:style style:name="P1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3861a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861a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 draw:id="id1">
        <office:forms form:automatic-focus="false" form:apply-design-mode="false"/>
        <draw:frame presentation:style-name="pr1" draw:text-style-name="P1" draw:layer="layout" svg:width="23.5cm" svg:height="13.859cm" svg:x="4cm" svg:y="5cm" presentation:class="subtitle" presentation:user-transformed="true">
          <draw:text-box>
            <text:p><text:span text:style-name="T1">20 Years of AFS at CERN</text:span></text:p>
            <text:p><text:span text:style-name="T1"/></text:p>
            <text:p><text:span text:style-name="T2">Rainer Többicke, CERN/IT</text:span></text:p>
            <text:p><text:span text:style-name="T2"/></text:p>
            <text:p><text:span text:style-name="T3">HEPiX 2011, Vancouver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draw:id="id2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Reminder - what is AFS</text:p>
          </draw:text-box>
        </draw:frame>
        <draw:frame presentation:style-name="pr4" draw:id="id3" draw:layer="layout" svg:width="20.955cm" svg:height="14.021cm" svg:x="3.809cm" svg:y="2.962cm" presentation:class="outline">
          <draw:text-box>
            <text:list text:style-name="L3">
              <text:list-item>
                <text:p>A planetary File System</text:p>
                <text:list>
                  <text:list-item>
                    <text:p text:id="id4">Client disc caching</text:p>
                  </text:list-item>
                  <text:list-item>
                    <text:p text:id="id5">Kerberos Security</text:p>
                  </text:list-item>
                  <text:list-item>
                    <text:p text:id="id6">Posix semantics</text:p>
                  </text:list-item>
                  <text:list-item>
                    <text:p text:id="id7">Global Name Space</text:p>
                  </text:list-item>
                  <text:list-item>
                    <text:p text:id="id8">Location Transparency</text:p>
                  </text:list-item>
                  <text:list-item>
                    <text:p text:id="id9">Support for lots of Unix and Windows Systems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draw:id="id10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1990s – LEP Times</text:p>
          </draw:text-box>
        </draw:frame>
        <draw:frame presentation:style-name="pr5" draw:layer="layout" svg:width="22.599cm" svg:height="13.869cm" svg:x="4cm" svg:y="4.914cm" presentation:class="outline" presentation:user-transformed="true">
          <draw:text-box>
            <text:list text:style-name="L3">
              <text:list-item>
                <text:p text:id="id11">CERNVM</text:p>
                <text:list>
                  <text:list-item>
                    <text:p text:id="id12">1000 users including 200 batch jobs, on 6-way CPU</text:p>
                  </text:list-item>
                </text:list>
              </text:list-item>
              <text:list-item>
                <text:p text:id="id13">VAX VMS cluster</text:p>
              </text:list-item>
              <text:list-item>
                <text:p text:id="id14">DECstations, SunOS 4.1 MIPS-based workstations</text:p>
              </text:list-item>
              <text:list-item>
                <text:p text:id="id15">Apollo cluster: Motorola 680x0 workstations</text:p>
                <text:list>
                  <text:list-item>
                    <text:p text:id="id16">30/40 MHz processors, 16 MB memory</text:p>
                  </text:list-item>
                </text:list>
              </text:list-item>
              <text:list-item>
                <text:p text:id="id17">10 Mbits/s Ethernet – coaxial “cheapernet” bu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draw:id="id18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AFS Beginnings</text:p>
          </draw:text-box>
        </draw:frame>
        <draw:frame presentation:style-name="pr4" draw:layer="layout" svg:width="20.955cm" svg:height="14.021cm" svg:x="3.809cm" svg:y="2.962cm" presentation:class="outline">
          <draw:text-box>
            <text:list text:style-name="L3">
              <text:list-item>
                <text:p text:id="id19">1991 Tests on HP, IBM and Sun hardware</text:p>
              </text:list-item>
              <text:list-item>
                <text:p text:id="id20">After a few false starts</text:p>
                <text:list>
                  <text:list-item>
                    <text:p text:id="id21">Oldest volume: <text:s/>Wed May 20 13:24:17 1992</text:p>
                  </text:list-item>
                  <text:list-item>
                    <text:p text:id="id22">2 x 300 MB file systems</text:p>
                  </text:list-item>
                  <text:list-item>
                    <text:p text:id="id23">2 servers: HP &amp; AIX</text:p>
                  </text:list-item>
                  <text:list-item>
                    <text:p text:id="id24">Jamie Shiers donated a 1GB disc</text:p>
                  </text:list-item>
                </text:list>
              </text:list-item>
              <text:list-item>
                <text:p text:id="id25">HEPiX: rtb preaching AFS</text:p>
                <text:list>
                  <text:list-item>
                    <text:p text:id="id26">NIKHEF(93), Saclay(94), Prague(95), Zeuthen(97), JLab(97)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draw:id="id27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Paleolithic gems </text:p>
          </draw:text-box>
        </draw:frame>
        <draw:frame presentation:style-name="pr4" draw:layer="layout" svg:width="20.955cm" svg:height="14.021cm" svg:x="3.809cm" svg:y="2.962cm" presentation:class="outline">
          <draw:text-box>
            <text:list text:style-name="L3">
              <text:list-item>
                <text:p text:id="id28">ASIS – public domain software repository</text:p>
                <text:list>
                  <text:list-item>
                    <text:p text:id="id29">Mon Jul 27 14:40:30 1992</text:p>
                  </text:list-item>
                </text:list>
              </text:list-item>
              <text:list-item>
                <text:p text:id="id30">Cernlib</text:p>
              </text:list-item>
              <text:list-item>
                <text:p text:id="id31">Users</text:p>
                <text:list>
                  <text:list-item>
                    <text:p text:id="id32">Jamie Shiers - Fri Sep <text:s/>4 10:21:44 1992</text:p>
                  </text:list-item>
                  <text:list-item>
                    <text:p text:id="id33">Chris Onions - Wed Jan 13 15:40:44 1993</text:p>
                  </text:list-item>
                  <text:list-item>
                    <text:p text:id="id34">Helge Meinhard - Fri Nov 12 11:05:18 1993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draw:id="id35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1993 – Workgroup Services</text:p>
          </draw:text-box>
        </draw:frame>
        <draw:frame presentation:style-name="pr5" draw:layer="layout" svg:width="22.5cm" svg:height="13.869cm" svg:x="4cm" svg:y="5cm" presentation:class="outline" presentation:user-transformed="true">
          <draw:text-box>
            <text:list text:style-name="L3">
              <text:list-item>
                <text:p text:id="id36">The first loosely coupled Unix cluster, files shared over AFS</text:p>
              </text:list-item>
              <text:list-item>
                <text:p text:id="id37">/afs/cern.ch/user/<text:span text:style-name="T4">initial</text:span>/username</text:p>
                <text:list>
                  <text:list-item>
                    <text:p text:id="id38">Limit number of entries per directory</text:p>
                  </text:list-item>
                  <text:list-item>
                    <text:p text:id="id39">Scheme cast in a meeting, Tony Cass counting r, s, t peaks from phone book</text:p>
                  </text:list-item>
                </text:list>
              </text:list-item>
              <text:list-item>
                <text:p text:id="id40">/afs/cern.ch/group/xxxx – group environment</text:p>
              </text:list-item>
              <text:list-item>
                <text:p text:id="id41">Guinea Pig – the CHORUS experiment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draw:id="id42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Getting used to it</text:p>
          </draw:text-box>
        </draw:frame>
        <draw:frame presentation:style-name="pr4" draw:layer="layout" svg:width="20.955cm" svg:height="14.021cm" svg:x="3.809cm" svg:y="2.962cm" presentation:class="outline">
          <draw:text-box>
            <text:list text:style-name="L3">
              <text:list-item>
                <text:p text:id="id43">Kerberos Authentication</text:p>
                <text:list>
                  <text:list-item>
                    <text:p text:id="id44">Login hooks</text:p>
                  </text:list-item>
                  <text:list-item>
                    <text:p text:id="id45">Training users that tickets expire</text:p>
                  </text:list-item>
                  <text:list-item>
                    <text:p text:id="id46">Explain why “root” has no special powers</text:p>
                  </text:list-item>
                  <text:list-item>
                    <text:p text:id="id47">Batch job authentication – token renewal</text:p>
                  </text:list-item>
                  <text:list-item>
                    <text:p text:id="id48">Cron jobs – acron service → HEPiX '95 Prague</text:p>
                  </text:list-item>
                </text:list>
              </text:list-item>
              <text:list-item>
                <text:p text:id="id49">Patience-stretching stability</text:p>
                <text:list>
                  <text:list-item>
                    <text:p text:id="id50">Excitement when VM mainframe pushed out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draw:id="id51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Early Performance Challenges</text:p>
          </draw:text-box>
        </draw:frame>
        <draw:frame presentation:style-name="pr5" draw:layer="layout" svg:width="22.699cm" svg:height="13.869cm" svg:x="4cm" svg:y="4.141cm" presentation:class="outline" presentation:user-transformed="true">
          <draw:text-box>
            <text:list text:style-name="L3">
              <text:list-item>
                <text:p text:id="id52">Single threaded file server</text:p>
                <text:list>
                  <text:list-item>
                    <text:p text:id="id53">During disc I/O, RPC protocol stack stops</text:p>
                    <text:list>
                      <text:list-item>
                        <text:p text:id="id54">UDP input buffer overflow, retries, short lock-ups</text:p>
                      </text:list-item>
                    </text:list>
                  </text:list-item>
                </text:list>
              </text:list-item>
              <text:list-item>
                <text:p text:id="id55">Home-made fileserver running all I/Os in POSIX threads</text:p>
              </text:list-item>
              <text:list-item>
                <text:p text:id="id56">File server RPC call starving</text:p>
                <text:list>
                  <text:list-item>
                    <text:p text:id="id57">A 100 MB file read in by hundreds of NA45 jobs</text:p>
                  </text:list-item>
                  <text:list-item>
                    <text:p text:id="id58">Other volumes on the server timing out</text:p>
                  </text:list-item>
                  <text:list-item>
                    <text:p text:id="id59">Had to stop batch for 2 hours to move volume</text:p>
                  </text:list-item>
                </text:list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draw:id="id60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Mid-term – AFS challenged</text:p>
          </draw:text-box>
        </draw:frame>
        <draw:frame presentation:style-name="pr6" draw:layer="layout" svg:width="22.4cm" svg:height="13.87cm" svg:x="4cm" svg:y="5.206cm" presentation:class="outline" presentation:user-transformed="true">
          <draw:text-box>
            <text:list text:style-name="L3">
              <text:list-item>
                <text:p text:id="id61">DCE/DFS, the constantly delayed AFS successor, never really made it</text:p>
              </text:list-item>
              <text:list-item>
                <text:p text:id="id62">AFS's reputation: high maintenance, expensive hardware, unpopular OSes (AIX, Solaris)</text:p>
              </text:list-item>
              <text:list-item>
                <text:p text:id="id63">Venue of Windows 2000 created high expectations</text:p>
              </text:list-item>
              <text:list-item>
                <text:p text:id="id64">Stony path to Linux servers</text:p>
                <text:list>
                  <text:list-item>
                    <text:p text:id="id65">Immature OS, immature AFS port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draw:id="id66">
        <office:forms form:automatic-focus="false" form:apply-design-mode="false"/>
        <draw:frame presentation:style-name="pr7" draw:layer="layout" svg:width="17.6cm" svg:height="2.293cm" svg:x="3.9cm" svg:y="0.207cm" presentation:class="title" presentation:user-transformed="true">
          <draw:text-box>
            <text:p>Struggling for Survival</text:p>
          </draw:text-box>
        </draw:frame>
        <draw:frame presentation:style-name="pr6" draw:layer="layout" svg:width="23.199cm" svg:height="13.87cm" svg:x="4cm" svg:y="5.14cm" presentation:class="outline" presentation:user-transformed="true">
          <draw:text-box>
            <text:list text:style-name="L3">
              <text:list-item>
                <text:p text:id="id67"><text:span text:style-name="T5">Open investigation to abandon AFS</text:span></text:p>
                <text:list>
                  <text:list-item>
                    <text:p text:id="id68">Closely involved the Physics community, lead by Marco Cattaneo (LHCb) </text:p>
                  </text:list-item>
                </text:list>
              </text:list-item>
              <text:list-item>
                <text:p text:id="id69"><text:span text:style-name="T5">Conclusion: no alternative, AFS is mission critical!</text:span></text:p>
              </text:list-item>
              <text:list-item>
                <text:p text:id="id70"><text:span text:style-name="T5">Consequent investment in high quality hardware and manpower</text:span></text:p>
              </text:list-item>
              <text:list-item>
                <text:p text:id="id71"><text:span text:style-name="T5">Increased capacity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  <anim:par smil:begin="0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draw:id="id72">
        <office:forms form:automatic-focus="false" form:apply-design-mode="false"/>
        <draw:frame presentation:style-name="pr7" draw:layer="layout" svg:width="17.1cm" svg:height="2.293cm" svg:x="3.9cm" svg:y="0.5cm" presentation:class="title" presentation:user-transformed="true">
          <draw:text-box>
            <text:p>Firewalls</text:p>
          </draw:text-box>
        </draw:frame>
        <draw:frame presentation:style-name="pr6" draw:layer="layout" svg:width="22.099cm" svg:height="13.87cm" svg:x="4.5cm" svg:y="4.914cm" presentation:class="outline" presentation:user-transformed="true">
          <draw:text-box>
            <text:list text:style-name="L3">
              <text:list-item>
                <text:p text:id="id73">UDP-based RX protocol</text:p>
                <text:list>
                  <text:list-item>
                    <text:p text:id="id74">Firewalls do not understand “session” semantics</text:p>
                  </text:list-item>
                  <text:list-item>
                    <text:p text:id="id75">Firewall administrators...</text:p>
                    <text:list>
                      <text:list-item>
                        <text:p text:id="id76">Treat it like DNS. Well... </text:p>
                      </text:list-item>
                      <text:list-item>
                        <text:p text:id="id77">Assume a request-response protocol and allow for responses in a time window, hereby wrecking callbacks</text:p>
                      </text:list-item>
                    </text:list>
                  </text:list-item>
                  <text:list-item>
                    <text:p text:id="id78">NAT</text:p>
                    <text:list>
                      <text:list-item>
                        <text:p text:id="id79">Routers do not do any bet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draw:id="id80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Disc Overload – Thread Starving</text:p>
          </draw:text-box>
        </draw:frame>
        <draw:frame presentation:style-name="pr4" draw:layer="layout" svg:width="20.955cm" svg:height="14.021cm" svg:x="3.809cm" svg:y="2.962cm" presentation:class="outline">
          <draw:text-box>
            <text:list text:style-name="L3">
              <text:list-item>
                <text:p text:id="id81">Highly popular AFS volumes</text:p>
                <text:list>
                  <text:list-item>
                    <text:p text:id="id82">Access rates in the 2000-3000 per second</text:p>
                  </text:list-item>
                  <text:list-item>
                    <text:p text:id="id83">Disc I/O's pile up, thread starving sets in</text:p>
                    <text:list>
                      <text:list-item>
                        <text:p text:id="id84">Other volumes affected, even on other discs</text:p>
                      </text:list-item>
                    </text:list>
                  </text:list-item>
                </text:list>
              </text:list-item>
              <text:list-item>
                <text:p text:id="id85">Isolation in a queue with fixed, dedicated threads</text:p>
                <text:list>
                  <text:list-item>
                    <text:p text:id="id86">Fixed number limits load on discs</text:p>
                  </text:list-item>
                  <text:list-item>
                    <text:p text:id="id87">Request starts normally</text:p>
                  </text:list-item>
                  <text:list-item>
                    <text:p text:id="id88">Heuristics to determine “overloaded” volumes</text:p>
                  </text:list-item>
                  <text:list-item>
                    <text:p text:id="id89">Request re-queued </text:p>
                  </text:list-item>
                </text:list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draw:id="id90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Callbacks</text:p>
          </draw:text-box>
        </draw:frame>
        <draw:frame presentation:style-name="pr6" draw:layer="layout" svg:width="22.599cm" svg:height="13.87cm" svg:x="4cm" svg:y="4.914cm" presentation:class="outline" presentation:user-transformed="true">
          <draw:text-box>
            <text:list text:style-name="L3">
              <text:list-item>
                <text:p text:id="id91">The client as a server: cache consistency</text:p>
              </text:list-item>
              <text:list-item>
                <text:p text:id="id92">Synchronous close()</text:p>
                <text:list>
                  <text:list-item>
                    <text:p text:id="id93">Dirty data flushed to file server</text:p>
                  </text:list-item>
                  <text:list-item>
                    <text:p text:id="id94">Clients notified - N at a time (N ~ 10, ~10s timeout)</text:p>
                  </text:list-item>
                  <text:list-item>
                    <text:p text:id="id95">During this time the flush waits to return</text:p>
                  </text:list-item>
                </text:list>
              </text:list-item>
              <text:list-item>
                <text:p text:id="id96">Now apply this to a file cached by 10000 clients, some of which block callbacks or idle behind a NAT</text:p>
              </text:list-item>
              <text:list-item>
                <text:p text:id="id97">… and to a volume with 500000 files...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draw:id="id98">
        <office:forms form:automatic-focus="false" form:apply-design-mode="false"/>
        <draw:frame presentation:style-name="pr3" draw:layer="layout" svg:width="15.55cm" svg:height="3.23cm" svg:x="3.5cm" svg:y="-0.45cm" presentation:class="title" presentation:user-transformed="true">
          <draw:text-box>
            <text:p>Callbacks - fixed</text:p>
          </draw:text-box>
        </draw:frame>
        <draw:frame presentation:style-name="pr6" draw:layer="layout" svg:width="22.5cm" svg:height="13.87cm" svg:x="4cm" svg:y="5cm" presentation:class="outline" presentation:user-transformed="true">
          <draw:text-box>
            <text:list text:style-name="L3">
              <text:list-item>
                <text:p text:id="id99">Fixed callback collection </text:p>
                <text:list>
                  <text:list-item>
                    <text:p text:id="id100">Collect all in one go, memory is cheap, avoids loops when callbacks are re-established while broken</text:p>
                  </text:list-item>
                </text:list>
              </text:list-item>
              <text:list-item>
                <text:p text:id="id101">Revisited the client probing process</text:p>
                <text:list>
                  <text:list-item>
                    <text:p text:id="id102">Now highly parallel, timeouts do no pile up</text:p>
                  </text:list-item>
                  <text:list-item>
                    <text:p text:id="id103">For <text:s/>o(10000) partly ill-behaved clients, down from 10-12 hours (!!) to &lt; 2-3 minutes</text:p>
                  </text:list-item>
                  <text:list-item>
                    <text:p text:id="id104">Result: “dead/deaf” clients discovered early</text:p>
                  </text:list-item>
                  <text:list-item>
                    <text:p text:id="id105">“deaf” clients can be nagged</text:p>
                  </text:list-item>
                </text:list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draw:id="id106">
        <office:forms form:automatic-focus="false" form:apply-design-mode="false"/>
        <draw:frame presentation:style-name="pr7" draw:layer="layout" svg:width="16.5cm" svg:height="2.293cm" svg:x="3.5cm" svg:y="0.207cm" presentation:class="title" presentation:user-transformed="true">
          <draw:text-box>
            <text:p>AFS Service Today</text:p>
          </draw:text-box>
        </draw:frame>
        <draw:frame presentation:style-name="pr6" draw:layer="layout" svg:width="22.699cm" svg:height="13.87cm" svg:x="4cm" svg:y="5cm" presentation:class="outline" presentation:user-transformed="true">
          <draw:text-box>
            <text:list text:style-name="L3">
              <text:list-item>
                <text:p text:id="id107"><text:span text:style-name="T6">Found it's niche</text:span></text:p>
                <text:list>
                  <text:list-item>
                    <text:p text:id="id108"><text:span text:style-name="T2">Low volume: 100-TB-range</text:span></text:p>
                  </text:list-item>
                  <text:list-item>
                    <text:p text:id="id109"><text:span text:style-name="T2">High access rate: </text:span></text:p>
                    <text:list>
                      <text:list-item>
                        <text:p text:id="id110"><text:span text:style-name="T7">4-6 billion accesses/day → 70 kHz</text:span></text:p>
                      </text:list-item>
                      <text:list-item>
                        <text:p text:id="id111"><text:span text:style-name="T7">0.5 billion disc I/Os → <text:s/>7 kHz</text:span></text:p>
                      </text:list-item>
                    </text:list>
                  </text:list-item>
                  <text:list-item>
                    <text:p text:id="id112"><text:span text:style-name="T2">Low latency</text:span></text:p>
                  </text:list-item>
                </text:list>
              </text:list-item>
              <text:list-item>
                <text:p text:id="id113"><text:span text:style-name="T6">Manages itself 80% automatically</text:span></text:p>
                <text:list>
                  <text:list-item>
                    <text:p text:id="id114"><text:span text:style-name="T7">Effort spent elsewhere</text:span></text:p>
                  </text:list-item>
                  <text:list-item>
                    <text:p text:id="id115"><text:span text:style-name="T7">Hardware investigations, SSD, Backup policy, Service integration</text:span></text:p>
                    <text:list>
                      <text:list-header>
                        <text:p text:id="id116"/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draw:id="id117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AFS Over the Years</text:p>
          </draw:text-box>
        </draw:frame>
        <draw:frame presentation:style-name="pr6" draw:layer="layout" svg:width="22.5cm" svg:height="13.87cm" svg:x="4cm" svg:y="5cm" presentation:class="outline" presentation:user-transformed="true">
          <draw:text-box>
            <text:list text:style-name="L3">
              <text:list-item>
                <text:p text:id="id118">Sound design has set a reference point </text:p>
                <text:list>
                  <text:list-item>
                    <text:p text:id="id119">Adapted to technological evolution from 1990 to now</text:p>
                    <text:list>
                      <text:list-item>
                        <text:p text:id="id120">Processors: 100 times faster, 1000 times more memory</text:p>
                      </text:list-item>
                      <text:list-item>
                        <text:p text:id="id121">Discs: 3000 times bigger, only ~5 times faster</text:p>
                      </text:list-item>
                      <text:list-item>
                        <text:p text:id="id122">Network:100 times faster</text:p>
                      </text:list-item>
                    </text:list>
                  </text:list-item>
                </text:list>
              </text:list-item>
              <text:list-item>
                <text:p text:id="id123">Constantly seriously challenged</text:p>
                <text:list>
                  <text:list-item>
                    <text:p text:id="id124">NFS, Windows DFS, GFS, IBM Storage Tank, GPFS, Lustre</text:p>
                  </text:list-item>
                  <text:list-item>
                    <text:p text:id="id125">NFS version 4.1...</text:p>
                  </text:list-item>
                </text:list>
                <text:p text:id="id126"/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draw:id="id127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Outlook</text:p>
          </draw:text-box>
        </draw:frame>
        <draw:frame presentation:style-name="pr4" draw:id="id132" draw:layer="layout" svg:width="20.955cm" svg:height="14.021cm" svg:x="3.809cm" svg:y="2.962cm" presentation:class="outline">
          <draw:text-box>
            <text:list text:style-name="L3">
              <text:list-item>
                <text:p text:id="id128">AFS maintains its place as an infrastructure file system</text:p>
                <text:list>
                  <text:list-item>
                    <text:p text:id="id129">Small size, high access rate, low latency</text:p>
                  </text:list-item>
                  <text:list-item>
                    <text:p text:id="id130">Challenged again... (e.g. CVMFS)</text:p>
                  </text:list-item>
                </text:list>
              </text:list-item>
              <text:list-item>
                <text:p text:id="id131">Orthogonal to Cloud and Mass Storage</text:p>
              </text:list-item>
              <text:list-item>
                <text:p>Appliance-style “YFS”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draw:id="id133">
        <office:forms form:automatic-focus="false" form:apply-design-mode="false"/>
        <draw:frame presentation:style-name="pr3" draw:layer="layout" svg:width="15.452cm" svg:height="3.23cm" svg:x="3.598cm" svg:y="-0.45cm" presentation:class="title">
          <draw:text-box>
            <text:p>Retrospectively</text:p>
          </draw:text-box>
        </draw:frame>
        <draw:frame presentation:style-name="pr6" draw:id="id140" draw:layer="layout" svg:width="22.5cm" svg:height="13.87cm" svg:x="4cm" svg:y="5.5cm" presentation:class="outline" presentation:user-transformed="true">
          <draw:text-box>
            <text:list text:style-name="L3">
              <text:list-item>
                <text:p text:id="id134">AFS design defined state-of-the-art</text:p>
              </text:list-item>
              <text:list-item>
                <text:p text:id="id135">The implementation didn't</text:p>
              </text:list-item>
              <text:list-item>
                <text:p text:id="id136">Touches on a very rich set of different aspects and problems in data management</text:p>
              </text:list-item>
              <text:list-item>
                <text:p text:id="id137">Fun to work with</text:p>
              </text:list-item>
              <text:list-item>
                <text:p text:id="id138">HAPPY BIRTHDAY</text:p>
              </text:list-item>
              <text:list-item>
                <text:p text:id="id139">… and ...</text:p>
              </text:list-item>
              <text:list-item>
                <text:p>… thank you for listening!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861a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61a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861a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61a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801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visible-area-left="0cm" draw:visible-area-top="0cm" draw:visible-area-width="5.573cm" draw:visible-area-height="28.218cm" draw:ole-draw-aspect="1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Tahoma" style:font-family-generic="swiss" style:font-pitch="variable" fo:font-size="9pt" fo:language="en" fo:country="US" style:font-size-asian="9pt" style:font-size-complex="9pt"/>
    </style:style>
    <style:style style:name="MT4" style:family="text">
      <style:text-properties fo:font-family="Tahoma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MT5" style:family="text">
      <style:text-properties fo:font-family="Tahoma" style:font-family-generic="swiss" style:font-pitch="variable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name="Picture 31" draw:style-name="Mgr3" draw:text-style-name="MP3" draw:layer="backgroundobjects" svg:width="24.5cm" svg:height="2.601cm" svg:x="3.499cm" svg:y="0cm">
        <draw:image xlink:href="Pictures/100000000000040D0000006E50EB1CC4.jpg" xlink:type="simple" xlink:show="embed" xlink:actuate="onLoad">
          <text:p/>
        </draw:image>
      </draw:frame>
      <draw:frame presentation:style-name="Standard-title" draw:layer="backgroundobjects" svg:width="17.034cm" svg:height="3.273cm" svg:x="3.966cm" svg:y="-0.352cm" presentation:class="title" presentation:placeholder="true">
        <draw:text-box/>
      </draw:frame>
      <draw:frame presentation:style-name="Standard-outline1" draw:layer="backgroundobjects" svg:width="23.1cm" svg:height="15.169cm" svg:x="4.198cm" svg:y="3.265cm" presentation:class="outline" presentation:placeholder="true">
        <draw:text-box/>
      </draw:frame>
      <draw:frame presentation:style-name="Mpr1" draw:layer="backgroundobjects" svg:width="19.833cm" svg:height="1.401cm" svg:x="5.832cm" svg:y="19.366cm" presentation:class="footer">
        <draw:text-box>
          <text:list text:style-name="ML2">
            <text:list-header>
              <text:p><text:span text:style-name="MT2"><text:s/></text:span><text:span text:style-name="MT2">20 years of AFS - </text:span><text:span text:style-name="MT2"><text:page-number>&lt;numéro&gt;</text:page-number></text:span></text:p>
            </text:list-header>
          </text:list>
        </draw:text-box>
      </draw:frame>
      <draw:frame draw:name="Picture 24" draw:style-name="Mgr3" draw:text-style-name="MP3" draw:layer="backgroundobjects" svg:width="1.896cm" svg:height="1.896cm" svg:x="25.899cm" svg:y="18.899cm">
        <draw:image xlink:href="Pictures/1000000000000041000000414DD2676E.jpg" xlink:type="simple" xlink:show="embed" xlink:actuate="onLoad">
          <text:p/>
        </draw:image>
      </draw:frame>
      <draw:custom-shape draw:name="Text Box 34" draw:style-name="Mgr4" draw:text-style-name="MP5" draw:layer="backgroundobjects" svg:width="3.966cm" svg:height="2.061cm" svg:x="0cm" svg:y="18.714cm">
        <text:list text:style-name="ML1">
          <text:list-header>
            <text:p text:style-name="MP4"><text:span text:style-name="MT3">CERN IT Department</text:span></text:p>
            <text:p text:style-name="MP4"><text:span text:style-name="MT3">CH-1211 Genève 23</text:span></text:p>
            <text:p text:style-name="MP4"><text:span text:style-name="MT3">Switzerland</text:span></text:p>
            <text:p text:style-name="MP4"><text:span text:style-name="MT4">www.cern.ch/i</text:span><text:span text:style-name="MT5">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Object 35" draw:style-name="Mgr5" draw:layer="backgroundobjects" svg:width="3.646cm" svg:height="18.434cm" svg:x="0cm" svg:y="0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presentation:notes style:page-layout-name="PM0">
        <draw:page-thumbnail presentation:style-name="Standard-title" draw:layer="backgroundobjects" svg:width="0.002cm" svg:height="0.001cm" svg:x="0cm" svg:y="2.257cm" presentation:class="page"/>
        <draw:frame presentation:style-name="Standard-notes" draw:layer="backgroundobjects" svg:width="16.799cm" svg:height="13.364cm" svg:x="2.099cm" svg:y="14.107cm" presentation:class="notes" presentation:placeholder="true">
          <draw:text-box/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8-29T11:04:10</meta:creation-date>
    <meta:editing-duration>PT577H58M44S</meta:editing-duration>
    <meta:editing-cycles>60</meta:editing-cycles>
    <dc:date>2011-10-26T14:29:28</dc:date>
    <meta:generator>OpenOffice.org/3.2$Unix OpenOffice.org_project/320m18$Build-9502</meta:generator>
    <meta:document-statistic meta:object-count="101"/>
  </office:meta>
</office:document-meta>
</file>